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MRoman10-Regular" svg:font-family="LMRoman10-Regular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2pt" officeooo:paragraph-rsid="0029ccb0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29ccb0" officeooo:paragraph-rsid="0029ccb0" style:font-size-asian="12pt" style:font-size-complex="12pt"/>
    </style:style>
    <style:style style:name="P3" style:family="paragraph" style:parent-style-name="Standard">
      <style:text-properties style:font-name="Arial1" fo:font-size="12pt" fo:font-weight="bold" officeooo:rsid="0021742d" officeooo:paragraph-rsid="0021742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295611" officeooo:paragraph-rsid="0029561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bold" officeooo:rsid="00295611" officeooo:paragraph-rsid="00321dd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officeooo:rsid="00295611" officeooo:paragraph-rsid="0033c7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officeooo:rsid="002887b5" officeooo:paragraph-rsid="002a8a46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1" fo:font-size="12pt" fo:font-weight="normal" officeooo:rsid="0021742d" officeooo:paragraph-rsid="0021742d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1" fo:font-size="12pt" fo:font-weight="normal" officeooo:rsid="0021742d" officeooo:paragraph-rsid="0021a85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1" fo:font-size="12pt" fo:font-weight="normal" officeooo:rsid="0021a854" officeooo:paragraph-rsid="002602dd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1" fo:font-size="12pt" fo:font-weight="normal" officeooo:rsid="0021d74e" officeooo:paragraph-rsid="0021d74e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1" fo:font-size="12pt" fo:font-weight="normal" officeooo:paragraph-rsid="0021d74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normal" officeooo:paragraph-rsid="0021d74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normal" officeooo:rsid="002288c2" officeooo:paragraph-rsid="00278d4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normal" officeooo:rsid="00278d4c" officeooo:paragraph-rsid="00278d4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normal" officeooo:rsid="002887b5" officeooo:paragraph-rsid="002887b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normal" officeooo:rsid="002a8a46" officeooo:paragraph-rsid="002a8a4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normal" officeooo:rsid="002a8a46" officeooo:paragraph-rsid="002bbf5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weight="normal" officeooo:rsid="002a8a46" officeooo:paragraph-rsid="002c812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normal" officeooo:rsid="00321dd2" officeooo:paragraph-rsid="00321dd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normal" officeooo:rsid="0033c7bf" officeooo:paragraph-rsid="0033c7b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fo:font-weight="normal" officeooo:rsid="0033c7bf" officeooo:paragraph-rsid="003533d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normal" officeooo:rsid="003533d1" officeooo:paragraph-rsid="003533d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a8a46" officeooo:paragraph-rsid="002a8a4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a8a46" officeooo:paragraph-rsid="003062e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38e561" officeooo:paragraph-rsid="0039d9e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39d9e7" officeooo:paragraph-rsid="0039d9e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paragraph-rsid="0021d74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1742d" officeooo:paragraph-rsid="002288c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288c2" officeooo:paragraph-rsid="00278d4c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78d4c" officeooo:paragraph-rsid="00278d4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887b5" officeooo:paragraph-rsid="00278d4c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8dbf8" officeooo:paragraph-rsid="002887b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8dbf8" officeooo:paragraph-rsid="00321dd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8dbf8" officeooo:paragraph-rsid="0029ccb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33c7bf" officeooo:paragraph-rsid="0033c7b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33c7bf" officeooo:paragraph-rsid="003533d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3533d1" officeooo:paragraph-rsid="003533d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9ccb0" officeooo:paragraph-rsid="0029ccb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ec5db" officeooo:paragraph-rsid="002ec5d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411195" officeooo:paragraph-rsid="0041119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1" fo:font-size="12pt" fo:font-weight="bold" officeooo:rsid="00295611" officeooo:paragraph-rsid="00321dd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1" fo:font-size="12pt" fo:font-weight="bold" officeooo:rsid="00295611" officeooo:paragraph-rsid="0033c7bf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1" fo:font-size="12pt" fo:font-weight="bold" officeooo:rsid="00295611" officeooo:paragraph-rsid="00295611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Arial1" fo:font-size="12pt" fo:font-weight="bold" officeooo:rsid="0028dbf8" officeooo:paragraph-rsid="0039d9e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Arial1" fo:font-size="12pt" fo:font-weight="bold" officeooo:rsid="0028dbf8" officeooo:paragraph-rsid="002887b5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Arial1" fo:font-size="12pt" fo:font-weight="bold" officeooo:rsid="0028dbf8" officeooo:paragraph-rsid="002a8a46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1" fo:font-size="12pt" fo:font-weight="bold" officeooo:rsid="0028dbf8" officeooo:paragraph-rsid="002ec5db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1" fo:font-size="12pt" fo:font-weight="bold" officeooo:rsid="0033c7bf" officeooo:paragraph-rsid="0039d9e7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0000" style:font-name="Arial1" fo:font-size="12pt" fo:font-style="italic" fo:font-weight="bold" officeooo:rsid="0021742d" officeooo:paragraph-rsid="0021742d" style:font-size-asian="12pt" style:font-style-asian="italic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1" fo:font-size="12pt" officeooo:paragraph-rsid="002ec5db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color="#000000" style:font-name="LMRoman10-Regular" fo:font-size="11pt" fo:font-weight="bold" officeooo:rsid="0033c7bf" officeooo:paragraph-rsid="002887b5" style:font-size-asian="11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LMRoman10-Regular" fo:font-size="11pt" fo:font-weight="bold" officeooo:rsid="0033c7bf" officeooo:paragraph-rsid="0033c7bf" style:font-size-asian="11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LMRoman10-Regular" fo:font-size="11pt" fo:font-weight="normal" officeooo:rsid="002ec5db" officeooo:paragraph-rsid="002ec5db" style:font-size-asian="11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Arial1" fo:font-size="12pt" fo:font-weight="normal" officeooo:rsid="002a8a46" officeooo:paragraph-rsid="002a8a46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1" fo:font-size="12pt" fo:font-weight="bold" officeooo:rsid="0021742d" officeooo:paragraph-rsid="002288c2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1" fo:font-size="12pt" fo:font-weight="normal" officeooo:rsid="0021742d" officeooo:paragraph-rsid="002288c2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1" fo:font-size="12pt" fo:font-weight="normal" officeooo:rsid="00430f7b" officeooo:paragraph-rsid="00430f7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1" fo:font-size="12pt" fo:font-weight="normal" officeooo:rsid="0046f744" officeooo:paragraph-rsid="0046f744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/>
    </style:style>
    <style:style style:name="T3" style:family="text">
      <style:text-properties fo:color="#000000" fo:font-style="italic" officeooo:rsid="0021742d" style:font-style-asian="italic"/>
    </style:style>
    <style:style style:name="T4" style:family="text">
      <style:text-properties fo:color="#000000" fo:font-style="italic" officeooo:rsid="0024235c" style:font-style-asian="italic"/>
    </style:style>
    <style:style style:name="T5" style:family="text">
      <style:text-properties fo:color="#000000" officeooo:rsid="0024235c"/>
    </style:style>
    <style:style style:name="T6" style:family="text">
      <style:text-properties fo:color="#000000" officeooo:rsid="0022efd0"/>
    </style:style>
    <style:style style:name="T7" style:family="text">
      <style:text-properties fo:color="#000000" officeooo:rsid="002602dd"/>
    </style:style>
    <style:style style:name="T8" style:family="text">
      <style:text-properties fo:color="#000000" officeooo:rsid="002887b5"/>
    </style:style>
    <style:style style:name="T9" style:family="text">
      <style:text-properties fo:color="#000000" officeooo:rsid="0028dbf8"/>
    </style:style>
    <style:style style:name="T10" style:family="text">
      <style:text-properties fo:color="#000000" officeooo:rsid="002a8a46"/>
    </style:style>
    <style:style style:name="T11" style:family="text">
      <style:text-properties fo:color="#000000" officeooo:rsid="00295611"/>
    </style:style>
    <style:style style:name="T12" style:family="text">
      <style:text-properties fo:color="#000000" fo:font-weight="normal" officeooo:rsid="0029ccb0" style:font-weight-asian="normal" style:font-weight-complex="normal"/>
    </style:style>
    <style:style style:name="T13" style:family="text">
      <style:text-properties fo:color="#000000" officeooo:rsid="0029ccb0"/>
    </style:style>
    <style:style style:name="T14" style:family="text">
      <style:text-properties fo:color="#000000" officeooo:rsid="002bbf5c"/>
    </style:style>
    <style:style style:name="T15" style:family="text">
      <style:text-properties fo:color="#000000" officeooo:rsid="002c8125"/>
    </style:style>
    <style:style style:name="T16" style:family="text">
      <style:text-properties fo:color="#000000" officeooo:rsid="003062e5"/>
    </style:style>
    <style:style style:name="T17" style:family="text">
      <style:text-properties fo:color="#000000" officeooo:rsid="00321dd2"/>
    </style:style>
    <style:style style:name="T18" style:family="text">
      <style:text-properties fo:color="#000000" officeooo:rsid="0033c7bf"/>
    </style:style>
    <style:style style:name="T19" style:family="text">
      <style:text-properties fo:color="#000000" officeooo:rsid="003533d1"/>
    </style:style>
    <style:style style:name="T20" style:family="text">
      <style:text-properties fo:color="#000000" officeooo:rsid="00369c6a"/>
    </style:style>
    <style:style style:name="T21" style:family="text">
      <style:text-properties fo:color="#000000" officeooo:rsid="00378885"/>
    </style:style>
    <style:style style:name="T22" style:family="text">
      <style:text-properties fo:color="#000000" officeooo:rsid="003b6eda"/>
    </style:style>
    <style:style style:name="T23" style:family="text">
      <style:text-properties fo:color="#000000" officeooo:rsid="003bb663"/>
    </style:style>
    <style:style style:name="T24" style:family="text">
      <style:text-properties fo:color="#000000" officeooo:rsid="00411195"/>
    </style:style>
    <style:style style:name="T25" style:family="text">
      <style:text-properties fo:color="#000000" officeooo:rsid="004473ea"/>
    </style:style>
    <style:style style:name="T26" style:family="text">
      <style:text-properties fo:color="#000000" officeooo:rsid="004476b3"/>
    </style:style>
    <style:style style:name="T27" style:family="text">
      <style:text-properties fo:color="#000000" officeooo:rsid="004555d3"/>
    </style:style>
    <style:style style:name="T28" style:family="text">
      <style:text-properties fo:color="#000000" officeooo:rsid="00483ca5"/>
    </style:style>
    <style:style style:name="T29" style:family="text">
      <style:text-properties officeooo:rsid="0021a854"/>
    </style:style>
    <style:style style:name="T30" style:family="text">
      <style:text-properties officeooo:rsid="0021d74e"/>
    </style:style>
    <style:style style:name="T31" style:family="text">
      <style:text-properties officeooo:rsid="0024235c"/>
    </style:style>
    <style:style style:name="T32" style:family="text">
      <style:text-properties officeooo:rsid="002602dd"/>
    </style:style>
    <style:style style:name="T33" style:family="text">
      <style:text-properties fo:font-weight="bold" officeooo:rsid="0028dbf8" style:font-weight-asian="bold" style:font-weight-complex="bold"/>
    </style:style>
    <style:style style:name="T34" style:family="text">
      <style:text-properties fo:font-weight="bold" officeooo:rsid="00321dd2" style:font-weight-asian="bold" style:font-weight-complex="bold"/>
    </style:style>
    <style:style style:name="T35" style:family="text">
      <style:text-properties fo:font-weight="bold" officeooo:rsid="0039d9e7" style:font-weight-asian="bold" style:font-weight-complex="bold"/>
    </style:style>
    <style:style style:name="T36" style:family="text">
      <style:text-properties officeooo:rsid="002c8125"/>
    </style:style>
    <style:style style:name="T37" style:family="text">
      <style:text-properties officeooo:rsid="002d2ea6"/>
    </style:style>
    <style:style style:name="T38" style:family="text">
      <style:text-properties officeooo:rsid="003062e5"/>
    </style:style>
    <style:style style:name="T39" style:family="text">
      <style:text-properties officeooo:rsid="003b6eda"/>
    </style:style>
    <style:style style:name="T40" style:family="text">
      <style:text-properties fo:font-weight="normal" officeooo:rsid="002a8a46" style:font-weight-asian="normal" style:font-weight-complex="normal"/>
    </style:style>
    <style:style style:name="T41" style:family="text">
      <style:text-properties fo:font-weight="normal" officeooo:rsid="002c8125" style:font-weight-asian="normal" style:font-weight-complex="normal"/>
    </style:style>
    <style:style style:name="T42" style:family="text">
      <style:text-properties officeooo:rsid="00411195"/>
    </style:style>
    <style:style style:name="T43" style:family="text">
      <style:text-properties officeooo:rsid="004555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0 </text:p>
      <text:p text:style-name="P3"/>
      <text:p text:style-name="P8">Bonjour. Alain, Romain et moi-même avons travaillé sur le sujet « Word-Embedding et sentiments des ménages avec Twitter » en collaboration avec notre tuteur de l’Inria Benjamin M<text:span text:style-name="T31">u</text:span>ller.</text:p>
      <text:p text:style-name="P8"/>
      <text:p text:style-name="P3"># 1 </text:p>
      <text:p text:style-name="P52"/>
      <text:p text:style-name="P9">Quelques mots tout d’abord sur le modèle word2vec qui a été le fil directeur de l’ensemble de notre projet. <text:line-break/>Il s’agit d’un modèle de <text:span text:style-name="T29">traitement automatique du langage naturel </text:span>développé par Google dans les années 2010.</text:p>
      <text:p text:style-name="P8"/>
      <text:p text:style-name="P10">Plus précisément, il s’agit d’un modèle de word-embedding, ou en français de plongement lexical. L’idée est de représenter chaque mot d’un dictionnaire par un vecteur <text:span text:style-name="T32">dense </text:span>de nombre<text:span text:style-name="T32">s</text:span> réels <text:span text:style-name="T32">(avec peu de 0 et de relativement faible dimension)</text:span>, <text:span text:style-name="T4">contrairement aux </text:span><text:span text:style-name="T1">modèles sémantiques </text:span><text:span text:style-name="T5">traditionnels</text:span><text:span text:style-name="T1"> </text:span><text:span text:style-name="T5">qui </text:span><text:span text:style-name="T1">représentaient les relations entre mots grâce à des très grandes matrices, </text:span><text:span text:style-name="T5">de la taille du vocabulaire.</text:span></text:p>
      <text:p text:style-name="P11">Les vecteurs obtenus sont ainsi difficilement interprétables mais permettent, en revanche, de faciliter les tâches d’apprentissage.</text:p>
      <text:p text:style-name="P11"/>
      <text:p text:style-name="P11">Ce modèle a la forme d’un réseau de neurone à deux couches <text:span text:style-name="T32">et il permet de</text:span> traiter des bases de données <text:span text:style-name="T32">très grandes de manière particulièrement efficace. En sortie, </text:span></text:p>
      <text:p text:style-name="P12"><text:span text:style-name="T30">* </text:span><text:span text:style-name="T3"><text:s/></text:span><text:span text:style-name="T1">Les mots qui apparaissent dans des contextes similaires (</text:span><text:span text:style-name="T22">comme </text:span><text:span text:style-name="T1">« bonjour » et</text:span></text:p>
      <text:p text:style-name="P30">« salut ») seront représentés par des vecteurs relativement proches</text:p>
      <text:p text:style-name="P14"><text:span text:style-name="T1">* Dans la même logique, </text:span><text:span text:style-name="T2">word2vec </text:span><text:span text:style-name="T1">permet de réaliser des opérations</text:span></text:p>
      <text:p text:style-name="P13"><text:span text:style-name="T1">vectorielles </text:span><text:span text:style-name="T7">sur les mots comme </text:span><text:span text:style-name="T9">celle-ci <text:s/></text:span><text:span text:style-name="T22">(Paris-France+Italie)</text:span><text:span text:style-name="T9">.</text:span></text:p>
      <text:p text:style-name="P29"/>
      <text:p text:style-name="P58"><text:span text:style-name="T1"># </text:span><text:span text:style-name="T6">2</text:span></text:p>
      <text:p text:style-name="P59"><text:span text:style-name="T6"/></text:p>
      <text:p text:style-name="P60"><text:span text:style-name="T6">[</text:span><text:span text:style-name="T1">MONTRER SUR ECRAN]</text:span></text:p>
      <text:p text:style-name="P31"/>
      <text:p text:style-name="P15"><text:span text:style-name="T1">Si notre projet s’articule majoritairement autour de l’implémentation </text:span><text:span text:style-name="T22">de </text:span><text:span text:style-name="T1">cette méthode word2vec, il est </text:span><text:span text:style-name="T8">en fait </text:span><text:span text:style-name="T1">plus large que cela. </text:span></text:p>
      <text:p text:style-name="P32"/>
      <text:p text:style-name="P16"><text:span text:style-name="T1">Nous avons dans une première partie du projet</text:span><text:span text:style-name="T22"> </text:span><text:span text:style-name="T1">entraîné word2vec sur une base de données d’1,3 million de tweets. </text:span><text:span text:style-name="T22">Nous avons </text:span><text:span text:style-name="T1">choisi les hyperparamètre</text:span><text:span text:style-name="T8">s</text:span><text:span text:style-name="T1"> du modèle les plus pertinents et évalué ses résultat</text:span><text:span text:style-name="T8">s</text:span><text:span text:style-name="T1">.</text:span></text:p>
      <text:p text:style-name="P33"/>
      <text:p text:style-name="P16"><text:span text:style-name="T1">Dans le but de créer un indice mensuel de sentiment moyen des tweets, nous avons ensuite </text:span><text:span text:style-name="T9">mis en place 2 modèles d’</text:span><text:span text:style-name="T1">analyse de sentiments. </text:span><text:span text:style-name="T22">E</text:span><text:span text:style-name="T9">t l’un d’eux</text:span><text:span text:style-name="T1"> </text:span><text:span text:style-name="T8">(le modèle logit</text:span><text:span text:style-name="T25">)</text:span><text:span text:style-name="T8"> </text:span><text:span text:style-name="T1">mobilise les coordonnées de nos vecteurs mots comme prédicteurs de sentiments. </text:span><text:span text:style-name="T8">Nous avons entraîné ces modèles prédictifs grâce à une nouvelle base </text:span><text:span text:style-name="T25">de tweets </text:span><text:span text:style-name="T22">dont nous disposions</text:span><text:span text:style-name="T8">, </text:span><text:span text:style-name="T9">sur les transports urbains,</text:span><text:span text:style-name="T8"> annotés en termes de sentiments. </text:span></text:p>
      <text:p text:style-name="P34"/>
      <text:p text:style-name="P17"><text:span text:style-name="T1">Enfin, grâce à ces modèles prédictifs, nous avons créé des indices mensuels de sentiments que nous avons comparés à un indice produit par l’Insee appelé indicateur synthétique de confiance des ménages </text:span><text:span text:style-name="T9">et nous verrons un peu plus tard ce que cette comparaison a donné.</text:span></text:p>
      <text:p text:style-name="P35"/>
      <text:p text:style-name="P35"/>
      <text:p text:style-name="P35"/>
      <text:p text:style-name="P5"><text:soft-page-break/><text:span text:style-name="T9"># </text:span><text:span text:style-name="T17">13</text:span></text:p>
      <text:p text:style-name="P44"/>
      <text:p text:style-name="P21"><text:span text:style-name="T9">L’</text:span><text:span text:style-name="T1">implémentation du modèle word2vec implique également le choix de la valeur de différents hyperparamètres que nous avons cit</text:span><text:span text:style-name="T18">és</text:span><text:span text:style-name="T1"> précédemment : <text:line-break/>* la taille de la fenêtre autour de laquelle on peut choisir le contexte d’un mot focus<text:line-break/>* le nombre d’epochs, c’est-à-dire le nombre de fois où </text:span><text:span text:style-name="T18">l’on parcourt le corpus</text:span></text:p>
      <text:p text:style-name="P21"><text:span text:style-name="T1">* le taux d’apprentissage </text:span><text:span text:style-name="T18">qui correspond au pas de la descente de gradient pour les matrices de poids</text:span><text:span text:style-name="T1"><text:line-break/>* la dimension des vecteur</text:span><text:span text:style-name="T18">s</text:span><text:span text:style-name="T1">-mots</text:span></text:p>
      <text:p text:style-name="P36"/>
      <text:p text:style-name="P21"><text:span text:style-name="T9">N</text:span><text:span text:style-name="T1">ous avons déterminé empiriquement les « meilleures » valeurs des hyperparamètres en évaluant </text:span><text:span text:style-name="T26">notre</text:span><text:span text:style-name="T1"> modèle plusieurs fois grâce à la corrélation de </text:span><text:span text:style-name="T9">Spearman entre nos vecteurs-mots et </text:span><text:span text:style-name="T26">la </text:span><text:span text:style-name="T9">base de jugement humain </text:span><text:span text:style-name="T26">évoquée par Romain</text:span><text:span text:style-name="T9">. </text:span><text:span text:style-name="T1">Cette démarche </text:span><text:span text:style-name="T20">est</text:span><text:span text:style-name="T1"> chronophage, puisque nous devons relancer le modèle pour chaque test d’hyperparamètre. </text:span><text:span text:style-name="T20">N</text:span><text:span text:style-name="T1">ous avons </text:span><text:span text:style-name="T20">donc</text:span><text:span text:style-name="T1"> utilisé en complément de notre modèle une implémentation optimisée de word2vec disponible dans le package Gensim de python. </text:span></text:p>
      <text:p text:style-name="P54"/>
      <text:p text:style-name="P54"/>
      <text:p text:style-name="P6"><text:span text:style-name="T9"># </text:span><text:span text:style-name="T17">1</text:span><text:span text:style-name="T18">4</text:span></text:p>
      <text:p text:style-name="P45"/>
      <text:p text:style-name="P22"><text:span text:style-name="T1">N</text:span><text:span text:style-name="T17">ous avons </text:span><text:span text:style-name="T1">réalisé ce type de graphique qui présente pour chaque spécification du modèle (c’est-à-dire un ensemble d’hyperparamètres fixés) la valeur de la corrélation de Spearman après avoir fait tourné le modèle sur 6 seeds différentes</text:span><text:span text:style-name="T24">. La barre noir correspond à </text:span><text:span text:style-name="T1">l’intervalle de confiance. </text:span></text:p>
      <text:p text:style-name="P38"/>
      <text:p text:style-name="P22"><text:span text:style-name="T1">On voit par exemple que la qualité des résultats croît avec le nombre d’epochs (</text:span><text:span text:style-name="T19">les résultats sont meilleurs pour les modèles</text:span><text:span text:style-name="T1"> à droite du graphique), c’est pourquoi nous choisissons de fixer </text:span><text:span text:style-name="T24">la valeur de </text:span><text:span text:style-name="T1">ce paramètre à 100.</text:span></text:p>
      <text:p text:style-name="P55"/>
      <text:p text:style-name="P55"/>
      <text:p text:style-name="P6"><text:span text:style-name="T9"># </text:span><text:span text:style-name="T17">1</text:span><text:span text:style-name="T18">5</text:span></text:p>
      <text:p text:style-name="P39"/>
      <text:p text:style-name="P23"><text:span text:style-name="T1">N</text:span><text:span text:style-name="T17">ous </text:span><text:span text:style-name="T19">avons également décidé de fixer la taille de la fenêtre à 4, une valeur moyenne parmi les valeurs habituellement retenues.</text:span></text:p>
      <text:p text:style-name="P40"/>
      <text:p text:style-name="P40">Le taux d’apprentissage a été fixé à 0,02 </text:p>
      <text:p text:style-name="P40"/>
      <text:p text:style-name="P24"><text:span text:style-name="T1">Et la dimension des vecteurs mots à 100. On remarque en effet </text:span><text:span text:style-name="T20">(</text:span><text:span text:style-name="T22">que ce soit </text:span><text:span text:style-name="T1">dans nos tests empiriques </text:span><text:span text:style-name="T22">ou </text:span><text:span text:style-name="T20">dans la littérature) </text:span><text:span text:style-name="T1">que la qualité des résultats croît dans un premier temps avec la dimension des vecteurs-mots mais </text:span><text:span text:style-name="T21">décroît</text:span><text:span text:style-name="T1"> quand la dimension </text:span><text:span text:style-name="T20">devient</text:span><text:span text:style-name="T1"> trop élevée et le temps de calcul </text:span><text:span text:style-name="T20">finit également par exploser</text:span><text:span text:style-name="T1">. L</text:span><text:span text:style-name="T20">’idée derrière cela est que la</text:span><text:span text:style-name="T1"> dimension des vecteurs doit être adaptée à la taille du vocabulaire pour éviter des problèmes de sur-apprentissage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27"><text:span text:style-name="T33"># </text:span><text:span text:style-name="T34">1</text:span><text:span text:style-name="T35">6</text:span></text:p>
      <text:p text:style-name="P51"/>
      <text:p text:style-name="P27"><text:soft-page-break/><text:span text:style-name="T36">N</text:span>ous avons évalué le modèle que nous avons implémenté avec les différentes méthodes <text:span text:style-name="T43">d’évaluation </text:span>vues précédemment. Quelques exemples de résultats de calcul des plus proches voisins par similarité cosinus sont présentés dans ce tableau. Ces résultats sont relativement proche de l’intuition. </text:p>
      <text:p text:style-name="P27"/>
      <text:p text:style-name="P27">Le modèle entraîné à l’aide du package Gensim, sur davantage de tweets et davantage d’époch en raison de sa rapidité d’exécution, donne des résultats encore plus pertinents. <text:span text:style-name="T39">Par exemple,</text:span> les plus proches voisins de « 1 » contiennent <text:span text:style-name="T42">désormais</text:span> exclusivement des chiffres.</text:p>
      <text:p text:style-name="P28"/>
      <text:p text:style-name="P47"># 17</text:p>
      <text:p text:style-name="P51"/>
      <text:p text:style-name="P28"><text:s/>La projection de certains vecteurs-mots sur les deux premiers axes d’une ACP nous confirme la qualité de l’entraînement du corpus : « belle » <text:span text:style-name="T39">est </text:span>proche de « mignonne », « beau » de « mignon », les jours de la semaine <text:span text:style-name="T39">sont</text:span> regroupés ensemble…</text:p>
      <text:p text:style-name="P28"/>
      <text:p text:style-name="P28">Enfin, l<text:span text:style-name="T39">es </text:span>opération<text:span text:style-name="T39">s</text:span> sur les vecteurs-mots sont plus mitigé<text:span text:style-name="T39">e</text:span>s mais voici un exemple qui fonctionne relativement bien sur l’opération Roi-Homme+Femme. </text:p>
      <text:p text:style-name="P47"/>
      <text:p text:style-name="P4"><text:span text:style-name="T9"># </text:span><text:span text:style-name="T1">25</text:span></text:p>
      <text:p text:style-name="P46"/>
      <text:p text:style-name="P41">Pour conclure, ce projet nous a permis de partir à la découverte des méthodes d’apprentissage par réseaux de neurones grâce à la compréhension et à l’implémentation du modèle word2vec. </text:p>
      <text:p text:style-name="P1"><text:span text:style-name="T12"><text:line-break/>- Nous avons pu observer les très bons résultats de ce modèle en terme de </text:span><text:span text:style-name="T1">capture sémantique des mots dans un texte.</text:span></text:p>
      <text:p text:style-name="P1"><text:span text:style-name="T13">- Puis, l’entraînement d’un modèle logit</text:span><text:span text:style-name="T1"> dont les prédicteurs correspondent aux dimensions des </text:span><text:span text:style-name="T2">word-embeddings </text:span><text:span text:style-name="T1">nous a permis </text:span><text:span text:style-name="T13">d’observer que </text:span><text:span text:style-name="T2">word2vec </text:span><text:span text:style-name="T1">permet </text:span><text:span text:style-name="T16">aussi</text:span><text:span text:style-name="T1"> de capter, dans une certaine mesure, </text:span><text:span text:style-name="T16">le</text:span><text:span text:style-name="T1"> sentiment de</text:span><text:span text:style-name="T16">s</text:span><text:span text:style-name="T1"> phrases.</text:span></text:p>
      <text:p text:style-name="P2"><text:span text:style-name="T1">-</text:span><text:span text:style-name="T16"> </text:span><text:span text:style-name="T1">L’indice mensuel de sentiment moyen des tweets que nous avons </text:span><text:span text:style-name="T16">enfin</text:span><text:span text:style-name="T1"> construit présente certes des différences d’évolution avec l’indicateur synthétique produit dans la statistique publique </text:span><text:span text:style-name="T10">mais </text:span><text:span text:style-name="T27">semble toutefois</text:span><text:span text:style-name="T10"> utile pour le prédire. </text:span></text:p>
      <text:p text:style-name="P37"/>
      <text:p text:style-name="P18"><text:span text:style-name="T9">O</text:span><text:span text:style-name="T1">n ne peut pas conclure ce projet sans s’intéresser aux raisons des différences entre ces indicateurs : </text:span></text:p>
      <text:p text:style-name="P19"><text:span text:style-name="T1">- La principale est certainement leur philosophie différente . Alors que l’indicateur Camme résume l’opinion des ménages sur des sujets très spécifiques (</text:span><text:span text:style-name="T14">comme l’</text:span><text:span text:style-name="T1">évolution du niveau de vie), notre indicateur de sentiment mesure simplement la positivité </text:span><text:span text:style-name="T14">ou non </text:span><text:span text:style-name="T1">des mots employés dans des tweets, sans cibler de thématique particulière.</text:span></text:p>
      <text:p text:style-name="P18"><text:span text:style-name="T14">- N</text:span><text:span text:style-name="T1">ous avons vu également précédemment </text:span><text:span text:style-name="T16">l</text:span><text:span text:style-name="T1">es limites de la base d’entraînement de tweets annotés qui peuvent, elles aussi, altérer la qualité d</text:span><text:span text:style-name="T16">es</text:span><text:span text:style-name="T1"> modèle</text:span><text:span text:style-name="T16">s</text:span><text:span text:style-name="T1">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9"/>
      <text:p text:style-name="P7"><text:soft-page-break/><text:span text:style-name="T9"># </text:span><text:span text:style-name="T11">2</text:span><text:span text:style-name="T10">6</text:span></text:p>
      <text:p text:style-name="P25"/>
      <text:p text:style-name="P61"><text:span text:style-name="T1">Afin d’aller plus loin et de prolonger cette étude...</text:span></text:p>
      <text:p text:style-name="P25"/>
      <text:p text:style-name="P20"><text:span text:style-name="T28">l’idéal</text:span><text:span text:style-name="T1"> serait de disposer d’une base de tweets traitant de sujets divers </text:span><text:span text:style-name="T15">(pas seulement de transport urbains </text:span><text:span text:style-name="T16">donc</text:span><text:span text:style-name="T15">)</text:span><text:span text:style-name="T1">, et bien annotés </text:span><text:span text:style-name="T15">(avec une gradation de sentiments, une analyse plus fine des contenus et des auteurs des tweets). </text:span><text:span text:style-name="T1"><text:s/></text:span><text:span text:style-name="T15">Pour cela, </text:span><text:span text:style-name="T16">les </text:span><text:span text:style-name="T15">équivalent</text:span><text:span text:style-name="T16">s</text:span><text:span text:style-name="T15"> français de la méthode BERT développée par google pourrai</text:span><text:span text:style-name="T23">ent</text:span><text:span text:style-name="T15"> être </text:span><text:span text:style-name="T23">des</text:span><text:span text:style-name="T15"> analyseur</text:span><text:span text:style-name="T23">s</text:span><text:span text:style-name="T15"> de sentiments intéressant</text:span><text:span text:style-name="T23">s</text:span><text:span text:style-name="T15">. </text:span></text:p>
      <text:p text:style-name="P25"/>
      <text:p text:style-name="P53"><text:span text:style-name="T40">La deuxième </text:span><text:span text:style-name="T41">piste</text:span><text:span text:style-name="T40"> serait de </text:span><text:span text:style-name="T41">réaliser un prétraitement plus approfondi des tweets et en particulier de l’orthographe des mots. Certains modèles comme l’extension fasttest considèrent les mots comme étant des séquences d’unités de </text:span>sous-mots <text:span text:style-name="T37">pour ainsi </text:span>permet<text:span text:style-name="T37">tre</text:span> un meilleur traitement des mots rares.</text:p>
      <text:p text:style-name="P25"/>
      <text:p text:style-name="P26">Enfin, il existe également des modèles d’analyse de sentiment plus élaborés que <text:span text:style-name="T38">des régressions binaires </text:span>qui pourraient être intéressants à creuser, comme par exemple les réseaux de neurones récurrents.</text:p>
      <text:p text:style-name="P25"/>
      <text:p text:style-name="P50"># 27</text:p>
      <text:p text:style-name="P42"/>
      <text:p text:style-name="P43">Nous vous remercions pour votre attention</text:p>
      <text:p text:style-name="P42"/>
      <text:p text:style-name="P42"/>
      <text:p text:style-name="P42"/>
      <text:p text:style-name="P42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MRoman10-Regular" svg:font-family="LMRoman10-Regular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0:50:48.444000000</meta:creation-date>
    <meta:generator>LibreOffice/5.2.6.2$Windows_x86 LibreOffice_project/a3100ed2409ebf1c212f5048fbe377c281438fdc</meta:generator>
    <dc:date>2020-06-10T23:22:11.181000000</dc:date>
    <meta:editing-duration>PT2H29M44S</meta:editing-duration>
    <meta:editing-cycles>27</meta:editing-cycles>
    <meta:print-date>2020-06-10T14:50:01.043000000</meta:print-date>
    <meta:document-statistic meta:table-count="0" meta:image-count="0" meta:object-count="0" meta:page-count="4" meta:paragraph-count="49" meta:word-count="1229" meta:character-count="7801" meta:non-whitespace-character-count="6600"/>
  </office:meta>
</office:document-meta>
</file>